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10"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11" style:family="paragraph" style:parent-style-name="Standard">
      <style:text-properties officeooo:rsid="001430d3" officeooo:paragraph-rsid="00158cb7"/>
    </style:style>
    <style:style style:name="P12" style:family="paragraph" style:parent-style-name="Standard">
      <style:text-properties style:text-underline-style="none" officeooo:rsid="00218ac4" officeooo:paragraph-rsid="00218ac4"/>
    </style:style>
    <style:style style:name="P13" style:family="paragraph" style:parent-style-name="Standard">
      <style:text-properties style:text-underline-style="none" officeooo:rsid="002365c6" officeooo:paragraph-rsid="002365c6"/>
    </style:style>
    <style:style style:name="P14" style:family="paragraph" style:parent-style-name="Standard">
      <style:text-properties style:text-underline-style="none" officeooo:rsid="002365c6" officeooo:paragraph-rsid="00237b48"/>
    </style:style>
    <style:style style:name="P15" style:family="paragraph" style:parent-style-name="Standard">
      <style:text-properties style:text-underline-style="none" fo:font-weight="bold" officeooo:rsid="002365c6" officeooo:paragraph-rsid="002365c6" style:font-weight-asian="bold" style:font-weight-complex="bold"/>
    </style:style>
    <style:style style:name="P16" style:family="paragraph" style:parent-style-name="Standard">
      <style:text-properties style:text-underline-style="none" fo:font-weight="bold" officeooo:rsid="0024e3ab" officeooo:paragraph-rsid="0024e3ab" style:font-weight-asian="bold" style:font-weight-complex="bold"/>
    </style:style>
    <style:style style:name="P17" style:family="paragraph" style:parent-style-name="Standard">
      <style:text-properties style:text-underline-style="none" fo:font-weight="bold" officeooo:rsid="00280c79" officeooo:paragraph-rsid="00280c79" style:font-weight-asian="bold" style:font-weight-complex="bold"/>
    </style:style>
    <style:style style:name="P18" style:family="paragraph" style:parent-style-name="Standard">
      <style:text-properties style:text-underline-style="none" officeooo:rsid="00238c15" officeooo:paragraph-rsid="00238c15"/>
    </style:style>
    <style:style style:name="P19" style:family="paragraph" style:parent-style-name="Standard">
      <style:text-properties style:text-underline-style="none" officeooo:rsid="0024e3ab" officeooo:paragraph-rsid="0024e3ab"/>
    </style:style>
    <style:style style:name="P20" style:family="paragraph" style:parent-style-name="Standard">
      <style:text-properties style:text-underline-style="none" officeooo:rsid="0024e3ab" officeooo:paragraph-rsid="0026cfe6"/>
    </style:style>
    <style:style style:name="P21" style:family="paragraph" style:parent-style-name="Standard">
      <style:text-properties style:text-underline-style="none" officeooo:rsid="00280c79" officeooo:paragraph-rsid="00280c79"/>
    </style:style>
    <style:style style:name="P22" style:family="paragraph" style:parent-style-name="Standard">
      <style:text-properties style:text-underline-style="none" officeooo:rsid="0029a4d0" officeooo:paragraph-rsid="0029a4d0"/>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sumen de la 3º clase “Herramientas y temáticas <text:span text:style-name="T1">actuales </text:span>de Data Warehouses y OLAP”.</text:p>
      <text:p text:style-name="P9"/>
      <text:p text:style-name="P9">Modelo conceptual del DW:</text:p>
      <text:p text:style-name="P10">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12">Una dimensión puede contener varias jerarquías, cada uno expresa un criterio particular utilizado <text:soft-page-break/>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15">Especificación de los requerimientos:</text:p>
      <text:p text:style-name="P13">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5">Diseño conceptual:</text:p>
      <text:p text:style-name="P14">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4"><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8">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6">Diseño lógico:</text:p>
      <text:p text:style-name="P19">Consiste en la transformación del esquema conceptual en un esquema lógico; y segundo, la especificación de los procesos ETL, teniendo en cuenta las asignaciones y las transformaciones de la fase anterior.</text:p>
      <text:p text:style-name="P20">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7">Diseño físico:</text:p>
      <text:p text:style-name="P21">Debemos considerar dos aspectos : la implementación tanto de los esquema del DW, como de los procesos ETL. Durante la fase de diseño físico, el esquema lógico se convierte en una estructura de base de datos física.</text:p>
      <text:p text:style-name="P22">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2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04T20:10:20.798295275</dc:date>
    <meta:editing-duration>PT3H27M7S</meta:editing-duration>
    <meta:editing-cycles>22</meta:editing-cycles>
    <meta:generator>LibreOffice/4.1.3.2$Linux_X86_64 LibreOffice_project/410m0$Build-2</meta:generator>
    <meta:document-statistic meta:table-count="0" meta:image-count="0" meta:object-count="0" meta:page-count="2" meta:paragraph-count="30" meta:word-count="1162" meta:character-count="7438" meta:non-whitespace-character-count="6300"/>
  </office:meta>
</office:document-meta>
</file>